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a93cf"/>
    </style:style>
    <style:style style:name="P2" style:family="paragraph" style:parent-style-name="Standard">
      <style:text-properties officeooo:paragraph-rsid="001abdb9"/>
    </style:style>
    <style:style style:name="P3" style:family="paragraph" style:parent-style-name="Standard">
      <style:text-properties officeooo:paragraph-rsid="001b0a71"/>
    </style:style>
    <style:style style:name="P4" style:family="paragraph" style:parent-style-name="Standard">
      <style:text-properties officeooo:paragraph-rsid="001c44b4"/>
    </style:style>
    <style:style style:name="P5" style:family="paragraph" style:parent-style-name="Standard">
      <style:text-properties officeooo:paragraph-rsid="001da79f"/>
    </style:style>
    <style:style style:name="P6" style:family="paragraph" style:parent-style-name="Standard">
      <style:text-properties officeooo:rsid="001da79f" officeooo:paragraph-rsid="001da79f"/>
    </style:style>
    <style:style style:name="P7" style:family="paragraph" style:parent-style-name="Standard">
      <style:text-properties officeooo:rsid="001da79f" officeooo:paragraph-rsid="003110d9"/>
    </style:style>
    <style:style style:name="P8" style:family="paragraph" style:parent-style-name="Standard">
      <style:text-properties officeooo:paragraph-rsid="001e7575"/>
    </style:style>
    <style:style style:name="P9" style:family="paragraph" style:parent-style-name="Standard">
      <style:text-properties officeooo:paragraph-rsid="00201450"/>
    </style:style>
    <style:style style:name="P10" style:family="paragraph" style:parent-style-name="Standard">
      <style:text-properties officeooo:rsid="001b0a71" officeooo:paragraph-rsid="001c44b4"/>
    </style:style>
    <style:style style:name="P11" style:family="paragraph" style:parent-style-name="Standard">
      <style:text-properties fo:font-weight="normal" officeooo:rsid="001b0a71" officeooo:paragraph-rsid="001c44b4" style:font-weight-asian="normal" style:font-weight-complex="normal"/>
    </style:style>
    <style:style style:name="P12" style:family="paragraph" style:parent-style-name="Standard">
      <style:text-properties fo:font-weight="normal" officeooo:rsid="001b0a71" officeooo:paragraph-rsid="001b0a71" style:font-weight-asian="normal" style:font-weight-complex="normal"/>
    </style:style>
    <style:style style:name="P13" style:family="paragraph" style:parent-style-name="Standard">
      <style:text-properties fo:font-weight="normal" officeooo:rsid="001e7575" officeooo:paragraph-rsid="001e7575" style:font-weight-asian="normal" style:font-weight-complex="normal"/>
    </style:style>
    <style:style style:name="P14" style:family="paragraph" style:parent-style-name="Standard">
      <style:text-properties fo:font-weight="normal" officeooo:rsid="00495181" officeooo:paragraph-rsid="00495181" style:font-weight-asian="normal" style:font-weight-complex="normal"/>
    </style:style>
    <style:style style:name="P15" style:family="paragraph" style:parent-style-name="Standard">
      <style:text-properties fo:font-weight="normal" officeooo:rsid="0050ee37" officeooo:paragraph-rsid="0050ee37" style:font-weight-asian="normal" style:font-weight-complex="normal"/>
    </style:style>
    <style:style style:name="P16" style:family="paragraph" style:parent-style-name="Standard">
      <style:text-properties fo:font-weight="normal" officeooo:rsid="0058b1b2" officeooo:paragraph-rsid="005e6899" style:font-weight-asian="normal" style:font-weight-complex="normal"/>
    </style:style>
    <style:style style:name="P17" style:family="paragraph" style:parent-style-name="Standard">
      <style:text-properties fo:font-weight="normal" officeooo:rsid="0058b1b2" officeooo:paragraph-rsid="0066d535" style:font-weight-asian="normal" style:font-weight-complex="normal"/>
    </style:style>
    <style:style style:name="P18" style:family="paragraph" style:parent-style-name="Standard">
      <style:text-properties fo:font-weight="normal" officeooo:rsid="0062da71" officeooo:paragraph-rsid="0066d535" style:font-weight-asian="normal" style:font-weight-complex="normal"/>
    </style:style>
    <style:style style:name="P19" style:family="paragraph" style:parent-style-name="Standard">
      <style:text-properties fo:font-style="italic" officeooo:rsid="001abdb9" officeooo:paragraph-rsid="001abdb9" style:font-style-asian="italic" style:font-style-complex="italic"/>
    </style:style>
    <style:style style:name="P20" style:family="paragraph" style:parent-style-name="Standard">
      <style:text-properties fo:font-weight="bold" officeooo:paragraph-rsid="001e7575" style:font-weight-asian="bold" style:font-weight-complex="bold"/>
    </style:style>
    <style:style style:name="P21" style:family="paragraph" style:parent-style-name="Standard">
      <style:text-properties fo:font-weight="bold" officeooo:paragraph-rsid="001da79f" style:font-weight-asian="bold" style:font-weight-complex="bold"/>
    </style:style>
    <style:style style:name="P22" style:family="paragraph" style:parent-style-name="Standard">
      <style:text-properties fo:font-weight="bold" officeooo:paragraph-rsid="0027fefe" style:font-weight-asian="bold" style:font-weight-complex="bold"/>
    </style:style>
    <style:style style:name="P23" style:family="paragraph" style:parent-style-name="Standard">
      <style:text-properties fo:font-weight="bold" officeooo:rsid="001da79f" officeooo:paragraph-rsid="00359cd5" style:font-weight-asian="bold" style:font-weight-complex="bold"/>
    </style:style>
    <style:style style:name="P24" style:family="paragraph" style:parent-style-name="Standard">
      <style:text-properties fo:font-weight="bold" officeooo:paragraph-rsid="004a4630" style:font-weight-asian="bold" style:font-weight-complex="bold"/>
    </style:style>
    <style:style style:name="P25" style:family="paragraph" style:parent-style-name="Standard">
      <style:text-properties officeooo:paragraph-rsid="00239c10"/>
    </style:style>
    <style:style style:name="P26" style:family="paragraph" style:parent-style-name="Standard">
      <style:text-properties officeooo:rsid="00239c10" officeooo:paragraph-rsid="00239c10"/>
    </style:style>
    <style:style style:name="P27" style:family="paragraph" style:parent-style-name="Standard">
      <style:text-properties officeooo:paragraph-rsid="002ad1b0"/>
    </style:style>
    <style:style style:name="P28" style:family="paragraph" style:parent-style-name="Standard">
      <style:text-properties officeooo:rsid="003110d9" officeooo:paragraph-rsid="003110d9"/>
    </style:style>
    <style:style style:name="P29" style:family="paragraph" style:parent-style-name="Standard">
      <style:text-properties officeooo:rsid="003110d9" officeooo:paragraph-rsid="0037a133"/>
    </style:style>
    <style:style style:name="P30" style:family="paragraph" style:parent-style-name="Standard">
      <style:text-properties officeooo:rsid="001abdb9" officeooo:paragraph-rsid="0035cfc8"/>
    </style:style>
    <style:style style:name="P31" style:family="paragraph" style:parent-style-name="Standard">
      <style:text-properties officeooo:rsid="001abdb9" officeooo:paragraph-rsid="0041566d"/>
    </style:style>
    <style:style style:name="P32" style:family="paragraph" style:parent-style-name="Standard">
      <style:text-properties officeooo:paragraph-rsid="0036d9b4"/>
    </style:style>
    <style:style style:name="P33" style:family="paragraph" style:parent-style-name="Standard">
      <style:text-properties officeooo:rsid="003b9016" officeooo:paragraph-rsid="003b9016"/>
    </style:style>
    <style:style style:name="P34" style:family="paragraph" style:parent-style-name="Standard">
      <style:text-properties officeooo:rsid="003b9016" officeooo:paragraph-rsid="00490830"/>
    </style:style>
    <style:style style:name="P35" style:family="paragraph" style:parent-style-name="Standard">
      <style:text-properties officeooo:paragraph-rsid="00490830"/>
    </style:style>
    <style:style style:name="P36" style:family="paragraph" style:parent-style-name="Standard">
      <style:text-properties officeooo:rsid="003d3029" officeooo:paragraph-rsid="001da79f"/>
    </style:style>
    <style:style style:name="P37" style:family="paragraph" style:parent-style-name="Standard">
      <style:text-properties officeooo:rsid="004a4630" officeooo:paragraph-rsid="004a4630"/>
    </style:style>
    <style:style style:name="P38" style:family="paragraph" style:parent-style-name="Standard">
      <style:text-properties officeooo:rsid="004a4630" officeooo:paragraph-rsid="004df73e"/>
    </style:style>
    <style:style style:name="P39" style:family="paragraph" style:parent-style-name="Standard">
      <style:text-properties officeooo:paragraph-rsid="004a4630"/>
    </style:style>
    <style:style style:name="P40" style:family="paragraph" style:parent-style-name="Standard">
      <style:text-properties officeooo:rsid="004ad1cc" officeooo:paragraph-rsid="004ad1cc"/>
    </style:style>
    <style:style style:name="P41" style:family="paragraph" style:parent-style-name="Standard">
      <style:text-properties officeooo:rsid="0035cfc8"/>
    </style:style>
    <style:style style:name="P42" style:family="paragraph" style:parent-style-name="Standard">
      <style:text-properties officeooo:rsid="004d019f" officeooo:paragraph-rsid="004d019f"/>
    </style:style>
    <style:style style:name="P43" style:family="paragraph" style:parent-style-name="Standard">
      <style:text-properties officeooo:rsid="004b53c2" officeooo:paragraph-rsid="004df73e"/>
    </style:style>
    <style:style style:name="P44" style:family="paragraph" style:parent-style-name="Standard">
      <style:text-properties officeooo:paragraph-rsid="004f1ea2"/>
    </style:style>
    <style:style style:name="P45" style:family="paragraph" style:parent-style-name="Standard">
      <style:text-properties officeooo:rsid="004e1915" officeooo:paragraph-rsid="004df73e"/>
    </style:style>
    <style:style style:name="P46" style:family="paragraph" style:parent-style-name="Standard">
      <style:text-properties officeooo:paragraph-rsid="003febad"/>
    </style:style>
    <style:style style:name="P47" style:family="paragraph" style:parent-style-name="Standard">
      <style:text-properties officeooo:rsid="00682530" officeooo:paragraph-rsid="00682530"/>
    </style:style>
    <style:style style:name="P48" style:family="paragraph" style:parent-style-name="Standard">
      <style:text-properties officeooo:paragraph-rsid="006c5393"/>
    </style:style>
    <style:style style:name="P49" style:family="paragraph" style:parent-style-name="Standard">
      <style:text-properties officeooo:rsid="0029bf16" officeooo:paragraph-rsid="0029bf16"/>
    </style:style>
    <style:style style:name="P50" style:family="paragraph" style:parent-style-name="Standard">
      <style:text-properties officeooo:rsid="006c5393" officeooo:paragraph-rsid="006c5393"/>
    </style:style>
    <style:style style:name="P51" style:family="paragraph" style:parent-style-name="Standard">
      <style:text-properties officeooo:rsid="006c5393" officeooo:paragraph-rsid="006f6e55"/>
    </style:style>
    <style:style style:name="P52" style:family="paragraph" style:parent-style-name="Standard">
      <style:text-properties officeooo:paragraph-rsid="0070f65f"/>
    </style:style>
    <style:style style:name="P53" style:family="paragraph" style:parent-style-name="Standard">
      <style:text-properties fo:font-weight="normal" officeooo:rsid="00495181" officeooo:paragraph-rsid="007a1fe5" style:font-weight-asian="normal" style:font-weight-complex="normal"/>
    </style:style>
    <style:style style:name="P54" style:family="paragraph" style:parent-style-name="Standard">
      <style:text-properties fo:font-weight="normal" officeooo:rsid="0037a133" officeooo:paragraph-rsid="007702e9" style:font-weight-asian="normal" style:font-weight-complex="normal"/>
    </style:style>
    <style:style style:name="P55" style:family="paragraph" style:parent-style-name="Standard">
      <style:text-properties officeooo:paragraph-rsid="007468c8"/>
    </style:style>
    <style:style style:name="P56" style:family="paragraph" style:parent-style-name="Standard">
      <style:text-properties officeooo:rsid="001da79f" officeooo:paragraph-rsid="0078f596"/>
    </style:style>
    <style:style style:name="P57" style:family="paragraph" style:parent-style-name="Standard">
      <style:text-properties officeooo:rsid="003b9016" officeooo:paragraph-rsid="007a1fe5"/>
    </style:style>
    <style:style style:name="T1" style:family="text">
      <style:text-properties fo:font-weight="bold" style:font-weight-asian="bold" style:font-weight-complex="bold"/>
    </style:style>
    <style:style style:name="T2" style:family="text">
      <style:text-properties fo:font-weight="bold" officeooo:rsid="001b0a71" style:font-weight-asian="bold" style:font-weight-complex="bold"/>
    </style:style>
    <style:style style:name="T3" style:family="text">
      <style:text-properties officeooo:rsid="001abdb9"/>
    </style:style>
    <style:style style:name="T4" style:family="text">
      <style:text-properties fo:font-weight="normal" officeooo:rsid="001b0a71" style:font-weight-asian="normal" style:font-weight-complex="normal"/>
    </style:style>
    <style:style style:name="T5" style:family="text">
      <style:text-properties fo:font-weight="normal" officeooo:rsid="001c44b4" style:font-weight-asian="normal" style:font-weight-complex="normal"/>
    </style:style>
    <style:style style:name="T6" style:family="text">
      <style:text-properties fo:font-weight="normal" officeooo:rsid="001e7575" style:font-weight-asian="normal" style:font-weight-complex="normal"/>
    </style:style>
    <style:style style:name="T7" style:family="text">
      <style:text-properties fo:font-weight="normal" officeooo:rsid="00201450" style:font-weight-asian="normal" style:font-weight-complex="normal"/>
    </style:style>
    <style:style style:name="T8" style:family="text">
      <style:text-properties fo:font-weight="normal" officeooo:rsid="00239c10" style:font-weight-asian="normal" style:font-weight-complex="normal"/>
    </style:style>
    <style:style style:name="T9" style:family="text">
      <style:text-properties fo:font-weight="normal" officeooo:rsid="0025603d" style:font-weight-asian="normal" style:font-weight-complex="normal"/>
    </style:style>
    <style:style style:name="T10" style:family="text">
      <style:text-properties fo:font-weight="normal" officeooo:rsid="0026a91d" style:font-weight-asian="normal" style:font-weight-complex="normal"/>
    </style:style>
    <style:style style:name="T11" style:family="text">
      <style:text-properties fo:font-weight="normal" officeooo:rsid="00293942" style:font-weight-asian="normal" style:font-weight-complex="normal"/>
    </style:style>
    <style:style style:name="T12" style:family="text">
      <style:text-properties fo:font-weight="normal" officeooo:rsid="002c5a64" style:font-weight-asian="normal" style:font-weight-complex="normal"/>
    </style:style>
    <style:style style:name="T13" style:family="text">
      <style:text-properties fo:font-weight="normal" officeooo:rsid="004a4630" style:font-weight-asian="normal" style:font-weight-complex="normal"/>
    </style:style>
    <style:style style:name="T14" style:family="text">
      <style:text-properties fo:font-weight="normal" officeooo:rsid="007468c8" style:font-weight-asian="normal" style:font-weight-complex="normal"/>
    </style:style>
    <style:style style:name="T15" style:family="text">
      <style:text-properties officeooo:rsid="001c44b4"/>
    </style:style>
    <style:style style:name="T16" style:family="text">
      <style:text-properties fo:font-style="italic" fo:font-weight="normal" officeooo:rsid="00201450" style:font-style-asian="italic" style:font-weight-asian="normal" style:font-style-complex="italic" style:font-weight-complex="normal"/>
    </style:style>
    <style:style style:name="T17" style:family="text">
      <style:text-properties fo:font-style="italic" officeooo:rsid="00337227" style:font-style-asian="italic" style:font-style-complex="italic"/>
    </style:style>
    <style:style style:name="T18" style:family="text">
      <style:text-properties fo:font-style="italic" officeooo:rsid="00495181" style:font-style-asian="italic" style:font-style-complex="italic"/>
    </style:style>
    <style:style style:name="T19" style:family="text">
      <style:text-properties fo:font-style="italic" officeooo:rsid="004b53c2" style:font-style-asian="italic" style:font-style-complex="italic"/>
    </style:style>
    <style:style style:name="T20" style:family="text">
      <style:text-properties fo:font-style="italic" officeooo:rsid="0071d065" style:font-style-asian="italic" style:font-style-complex="italic"/>
    </style:style>
    <style:style style:name="T21" style:family="text">
      <style:text-properties fo:font-style="italic" fo:font-weight="bold" officeooo:rsid="006c78b9" style:font-style-asian="italic" style:font-weight-asian="bold" style:font-style-complex="italic" style:font-weight-complex="bold"/>
    </style:style>
    <style:style style:name="T22" style:family="text">
      <style:text-properties officeooo:rsid="002ad1b0"/>
    </style:style>
    <style:style style:name="T23" style:family="text">
      <style:text-properties fo:font-variant="normal" fo:text-transform="none" style:text-position="super 58%" fo:font-style="normal" style:text-underline-style="none" fo:font-weight="normal"/>
    </style:style>
    <style:style style:name="T24" style:family="text">
      <style:text-properties fo:font-variant="normal" fo:text-transform="none" style:text-position="super 58%" fo:font-style="normal" style:text-underline-style="none" fo:font-weight="normal" officeooo:rsid="0026a91d" style:font-weight-asian="normal" style:font-weight-complex="normal"/>
    </style:style>
    <style:style style:name="T25" style:family="text">
      <style:text-properties fo:font-style="normal" officeooo:rsid="00337227" style:font-style-asian="normal" style:font-style-complex="normal"/>
    </style:style>
    <style:style style:name="T26" style:family="text">
      <style:text-properties fo:font-style="normal" officeooo:rsid="007175b0" style:font-style-asian="normal" style:font-style-complex="normal"/>
    </style:style>
    <style:style style:name="T27" style:family="text">
      <style:text-properties fo:font-style="normal" officeooo:rsid="0071d065" style:font-style-asian="normal" style:font-style-complex="normal"/>
    </style:style>
    <style:style style:name="T28" style:family="text">
      <style:text-properties fo:font-style="normal" officeooo:rsid="0072f3cc" style:font-style-asian="normal" style:font-style-complex="normal"/>
    </style:style>
    <style:style style:name="T29" style:family="text">
      <style:text-properties officeooo:rsid="002f1e27"/>
    </style:style>
    <style:style style:name="T30" style:family="text">
      <style:text-properties officeooo:rsid="003110d9"/>
    </style:style>
    <style:style style:name="T31" style:family="text">
      <style:text-properties officeooo:rsid="0035cfc8"/>
    </style:style>
    <style:style style:name="T32" style:family="text">
      <style:text-properties officeooo:rsid="0036d9b4"/>
    </style:style>
    <style:style style:name="T33" style:family="text">
      <style:text-properties officeooo:rsid="00399d87"/>
    </style:style>
    <style:style style:name="T34" style:family="text">
      <style:text-properties officeooo:rsid="003d3029"/>
    </style:style>
    <style:style style:name="T35" style:family="text">
      <style:text-properties officeooo:rsid="003febad"/>
    </style:style>
    <style:style style:name="T36" style:family="text">
      <style:text-properties officeooo:rsid="00490830"/>
    </style:style>
    <style:style style:name="T37" style:family="text">
      <style:text-properties officeooo:rsid="00495181"/>
    </style:style>
    <style:style style:name="T38" style:family="text">
      <style:text-properties officeooo:rsid="004ad1cc"/>
    </style:style>
    <style:style style:name="T39" style:family="text">
      <style:text-properties officeooo:rsid="004d019f"/>
    </style:style>
    <style:style style:name="T40" style:family="text">
      <style:text-properties officeooo:rsid="004df73e"/>
    </style:style>
    <style:style style:name="T41" style:family="text">
      <style:text-properties officeooo:rsid="004b53c2"/>
    </style:style>
    <style:style style:name="T42" style:family="text">
      <style:text-properties officeooo:rsid="004f1ea2"/>
    </style:style>
    <style:style style:name="T43" style:family="text">
      <style:text-properties officeooo:rsid="0057094e"/>
    </style:style>
    <style:style style:name="T44" style:family="text">
      <style:text-properties officeooo:rsid="00596498"/>
    </style:style>
    <style:style style:name="T45" style:family="text">
      <style:text-properties officeooo:rsid="0064f084"/>
    </style:style>
    <style:style style:name="T46" style:family="text">
      <style:text-properties officeooo:rsid="0069cf72"/>
    </style:style>
    <style:style style:name="T47" style:family="text">
      <style:text-properties officeooo:rsid="006aba30"/>
    </style:style>
    <style:style style:name="T48" style:family="text">
      <style:text-properties officeooo:rsid="006c5393"/>
    </style:style>
    <style:style style:name="T49" style:family="text">
      <style:text-properties officeooo:rsid="006c78b9"/>
    </style:style>
    <style:style style:name="T50" style:family="text">
      <style:text-properties officeooo:rsid="006e5a7f"/>
    </style:style>
    <style:style style:name="T51" style:family="text">
      <style:text-properties officeooo:rsid="006f6e55"/>
    </style:style>
    <style:style style:name="T52" style:family="text">
      <style:text-properties officeooo:rsid="0070f65f"/>
    </style:style>
    <style:style style:name="T53" style:family="text">
      <style:text-properties officeooo:rsid="0071d065"/>
    </style:style>
    <style:style style:name="T54" style:family="text">
      <style:text-properties officeooo:rsid="0078f596"/>
    </style:style>
    <style:style style:name="T55" style:family="text">
      <style:text-properties officeooo:rsid="0079cf9a"/>
    </style:style>
    <style:style style:name="T56" style:family="text">
      <style:text-properties officeooo:rsid="0079f5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 #1: I was excited to read the MS by Thomas and colleagues, which offers novel insights and scales of consideration for fungal foliar and wood endophyte communities.  The most novel contribution of the paper, in my opinion, is the detection of landscape-scale variation of community dispersion.  This is a system and topic of interest to Fungal Ecology's readership.</text:span><text:line-break/><text:line-break/><text:span text:style-name="T1">I have a few suggestions for how the paper might be edited for clarity, and a couple of statistical points that the authors may wish to consider in a revision: mostly the potentially confounding factors of topography, distance and host identity. I also feel that the authors spent much of the paper reporting their negative results from the whole community analyses.  Negative results are fine, but with 13 figures, I suggest condensing these to the most critical and moving most to supplements.</text:span><text:line-break/></text:p>
      <text:p text:style-name="P2"><text:span text:style-name="T36">Removed.</text:span><text:line-break/><text:line-break/><text:span text:style-name="T1">I was unable to access the source code for this paper, and I did not see where/if the data were deposited to the SRA or another sequence repository.</text:span><text:line-break/></text:p>
      <text:p text:style-name="P10">The information for the read libraries was supplied in the data statement, the link to which is the final page in the submission pdf. <text:s/>The reads are deposited in two different repositories:</text:p>
      <text:p text:style-name="P4"/>
      <text:p text:style-name="P4"><text:span text:style-name="T15">1) as suggested by Elsevier, the wood reads are stored with Mendelay data. However, I double checked, and found a typo in the wood reads doi. The doi listed in the data statement for the wood endophyte reads is &lt;</text:span><text:a xlink:type="simple" xlink:href="http://dx.doi.org/10.17632/czvrfcj377.3" text:style-name="Internet_20_link" text:visited-style-name="Visited_20_Internet_20_Link"><text:span text:style-name="T15">http://dx.doi.org/10.17632/czvrfcj377.3</text:span></text:a><text:span text:style-name="T15">&gt;. This is </text:span><text:span text:style-name="T2">incorrect</text:span><text:span text:style-name="T4">. The actual doi for the wood endophyte reads </text:span><text:span text:style-name="T5">is</text:span><text:span text:style-name="T4">:</text:span></text:p>
      <text:p text:style-name="P11"/>
      <text:p text:style-name="P4"><text:span text:style-name="T4">&lt;</text:span><text:a xlink:type="simple" xlink:href="http://dx.doi.org/10.17632/czvrfcj377.2" text:style-name="Internet_20_link" text:visited-style-name="Visited_20_Internet_20_Link"><text:span text:style-name="T4">http://dx.doi.org/10.17632/czvrfcj377.2</text:span></text:a><text:span text:style-name="T4">&gt;</text:span></text:p>
      <text:p text:style-name="P3"><text:line-break/><text:span text:style-name="T15">2) Leaf reads are held by figshare, but not yet published, as they are part of an additional unpublished study. The doi listed is correct. </text:span></text:p>
      <text:p text:style-name="P12"/>
      <text:p text:style-name="P3"><text:line-break/><text:span text:style-name="T1">In the future please submit your paper with line numbers to facilitate reviews.</text:span></text:p>
      <text:p text:style-name="P2"/>
      <text:p text:style-name="P2"><text:span text:style-name="T3">From the author instructions, &lt;</text:span><text:a xlink:type="simple" xlink:href="https://www.elsevier.com/journals/fungal-ecology/1754-5048/guide-for-authors#4001" text:style-name="Internet_20_link" text:visited-style-name="Visited_20_Internet_20_Link"><text:span text:style-name="T3">https://www.elsevier.com/journals/fungal-ecology/1754-5048/guide-for-authors#4001</text:span></text:a><text:span text:style-name="T3">&gt; which at the time of initial submission said the following: </text:span></text:p>
      <text:p text:style-name="P2"/>
      <text:p text:style-name="P19">“Manuscripts should be double-spaced throughout. Do not include line numbering in the manuscript.”</text:p>
      <text:p text:style-name="P25"><text:line-break/><text:span text:style-name="T1">First paragraph is very long.  Could use a topic sentence.</text:span><text:line-break/></text:p>
      <text:p text:style-name="P26">–------------------GottaFix</text:p>
      <text:p text:style-name="P25"><text:line-break/><text:span text:style-name="T1">Field Methods: So host tree was not explicitly considered in the sampling scheme?  </text:span></text:p>
      <text:p text:style-name="P20"/>
      <text:p text:style-name="Standard"><text:span text:style-name="T6">Host was not explicity considered for both statistical and logistical concerns; </text:span><text:span text:style-name="T9">it was entirely unknown before sampling</text:span><text:span text:style-name="T6">. </text:span><text:span text:style-name="T7">We undertook t</text:span><text:span text:style-name="T6">oo large a study </text:span><text:span text:style-name="T7">in too biodiverse a site</text:span><text:span text:style-name="T6"> to </text:span><text:span text:style-name="T7">sample in a way that</text:span><text:span text:style-name="T6"> could balance hosts evenly.</text:span><text:span text:style-name="T10"> When ranked by abundance, tree species at the Fusan FDP follow a typical rank-abundance curve, with a small number of highly abundant tree species and a large number of relatively rare trees</text:span><text:reference-mark-start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24">1</text:span><text:reference-mark-end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10">. </text:span><text:span text:style-name="T8">Some hosts exist only in small clusters on the landscape, or are confined to </text:span><text:span text:style-name="T10">unusual habitat. </text:span><text:soft-page-break/><text:span text:style-name="T10">Attempting to balance our host numbers </text:span><text:span text:style-name="T11">beyond a few abundant tree species</text:span><text:span text:style-name="T8"> would have resulted in an extremely contrived, clustered sampling pattern, aggravating the concerns about bias due to autocorrelation in the microbial communities.</text:span></text:p>
      <text:p text:style-name="P13"/>
      <text:p text:style-name="P8"><text:span text:style-name="T12">W</text:span><text:span text:style-name="T6">e also needed a sufficient diversity of hosts to make our cooccurrence analyses robust. </text:span><text:span text:style-name="T7">W</text:span><text:span text:style-name="T6">e needed enough other hosts, even if smaller numbers, to tell if a microbe was tending to cooccur with the hosts for which we had sufficient sample sizes to spatial analyses. The </text:span><text:span text:style-name="T7">numerous other hosts with small sample sizes picked up in our study allowed us some extra statistical confidence to say that the core microbes we detected in </text:span><text:span text:style-name="T16">Helicia</text:span><text:span text:style-name="T7"> were indeed tending to coccur with </text:span><text:span text:style-name="T16">Helicia</text:span><text:span text:style-name="T7"> more often than they seemed to be in other hosts. </text:span><text:line-break/></text:p>
      <text:p text:style-name="P22">Are the hosts spatially autocorrelated?</text:p>
      <text:p text:style-name="P8"/>
      <text:p text:style-name="Standard"><text:span text:style-name="T31">As I’m sure Reviewer #1 is aware, the term autcorrelation is sufficiently broad to require further explanation of this question. Vegetative community does show strong spatial patterning, as is easily seen in fig. 1 but not quantitavely analyzed in our manuscript. A quick review of the individual tree species distributions on the plot also reveals obvious spatial patterns at several scales</text:span><text:reference-mark-start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23">1,2</text:span><text:reference-mark-end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3">. Much of this patterning is discernable by the eye to be due to external ecological condition, and some excellent analyses by Su et al. support this</text:span><text:reference-mark-start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23">2</text:span><text:reference-mark-end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3">, creating “spatial dependence” in the tree distributions. Some of the patterning could be due to “autogenic” or “internal” autocorrelation. </text:span></text:p>
      <text:p text:style-name="P30"/>
      <text:p text:style-name="P41">I would like to know a bit more about which type or scale of autocorrelation in which Reviewer #1 is most interested, but I can imagine a they would be interested a classical univariate <text:span text:style-name="T55">spatial </text:span>analysis of individual tree species (Moran’s I, Nearest-Neighbor, kernel-density-estimate or Kriging-type analysis), or a multivariate, tree community approach using tools similar to the spatial analyses in used in this paper (PCNMs and mantel tests of community dissimilarity). Further spatial analysis of spatial patterns of trees at Fusan would be a complex but <text:span text:style-name="T42">very </text:span>worthwhile project. It is unfortunately beyond the scope of this paper, and I believe the data from the tree census at this time are still under the supervision of Su et al. who are working on various projects with this data, though access to this data may be available upon request. <text:s/></text:p>
      <text:p text:style-name="P27"/>
      <text:p text:style-name="P31">I <text:span text:style-name="T31">believe I </text:span>understand Reviewer 1’s reasons for asking this question, however. It is important to ask whether any spatial patterns observed in the fungi are induced spatial dependence on their <text:span text:style-name="T42">tree </text:span>hosts <text:span text:style-name="T42">and the habitat that these trees prefer</text:span>, <text:span text:style-name="T31">which themselves may be clustering due to spatial dependencies or “autogenously” autocorrelated</text:span>. <text:span text:style-name="T32">The result of this would be lots of error due to autocorrelation, potentially causing false positives in our ecological analyses that are not due to the fungi but simply where the hosts tend to aggregate.</text:span> To a<text:span text:style-name="T32">ddress</text:span> this question we focused most of our analyses on the fungi of just one host. </text:p>
      <text:p text:style-name="P31"/>
      <text:p text:style-name="Standard"><text:span text:style-name="T35">Any remaining error due to autocorrelation that may have resulted from a clustered sampling scheme is then quantifiable in the spatial analyses. It is quantified in our study with the Mantel tests and the smaller scale PCNMs. In the case of multivariate Mantel tests, if assumptions are met, internal autcorrelation is often considered to be present that range of comparisons that are above the x-axis in the Mantel correlograms. In the case of PCNM/dbMEM analyses, the eigen vectors with smallest wavelengths are considered strong candidates for describing internal or autogenic autcorrelation, especially if they are not correlated with environmental data (Borcard et al 2011). Other remaining eigenvectors are orthogonal to these, and can considered for the purposes of ecological analysis independent of internal autocorrelation. Thus if we restrict our ecological observations to patterns that are larger in scale than these eigenvectors, we hope that we are not simply describing patterns due to </text:span><text:soft-page-break/><text:span text:style-name="T35">internal autocorrelation. Both our mantel tests and our PCNM/dbMEM analyses point to ecological patterns of interest in our fungal community at a scale of at least ~150-200 m, and mantel tests indicate that positive autcorrelation effects are nearly non-existent by 150 m in both plants and wood. </text:span></text:p>
      <text:p text:style-name="P9"><text:line-break/><text:span text:style-name="T1">Bioinformatics:  Please explain what variance stabilization is.</text:span></text:p>
      <text:p text:style-name="P21"/>
      <text:p text:style-name="P48"><text:span text:style-name="T48">I agree with Reviewer 1 that this is a complex topic that many readers may want to know more about. However, it also now a fairly common term in microbial ecology when dealing with second-generation sequencer technologies. I’m not sure that I should take the extensive space within the manuscript to explain, especially given that it is generally suggested by the reviewers that I shorten this. A brief explanation has been added, and citations are given for readers who want to know more. </text:span><text:line-break/><text:line-break/><text:span text:style-name="T1">In the Bioinformatics section it's stated that the OTUs were converted to presence/absence.  But then it's stated that data used BC distance index and were Hellinger transformed… Can you please clarify which data were used for which analyses</text:span></text:p>
      <text:p text:style-name="P49"/>
      <text:p text:style-name="P51">As part of “cleaning up” our data, all read abundances of an observation of a fungal OTU in a sample were simplified to presence/absence, before any other analyses were performed. <text:span text:style-name="T49">So analyses that involved the community matrices of endophytes – which is </text:span><text:span text:style-name="T21">all</text:span><text:span text:style-name="T49"> of the analyses reported in this manuscript - were performed using presence/absence type community matrices, not with read abundances. <text:s/></text:span>This was due to our finding that differences in abundances of reads did not represent “actual” abundances in our positive control <text:span text:style-name="T52">(see discussion here _________)</text:span>. <text:span text:style-name="T51">I have added clarification. </text:span><text:s/></text:p>
      <text:p text:style-name="P50"/>
      <text:p text:style-name="P51">BC dissimilarity was used whe<text:span text:style-name="T51">r</text:span>ever a dissimilarity measure was required <text:span text:style-name="T51">for a statistical test or for visualizations</text:span>. <text:s/>This was explicitly noted in the text, <text:span text:style-name="T52">but I have added clarification to figure legends. </text:span></text:p>
      <text:p text:style-name="P50"/>
      <text:p text:style-name="P50">Hellinger transformations of community data were applied only when <text:span text:style-name="T51">required by the assumption of a statistical test. This was <text:s/>only when applying redundancy analyses (RDA) to our community matrices </text:span>indicated in the text, and not elsewhere. </text:p>
      <text:p text:style-name="P50"/>
      <text:p text:style-name="P50">These transformations are not mutually exclusive, obviously. In <text:span text:style-name="T53">several</text:span> tests all three were applied to the data. More clarification has been added in-text, hopefully it helps.</text:p>
      <text:p text:style-name="P44"><text:line-break/><text:span text:style-name="T1">-Trends in numbers of observations parallel patterns in OTU diversity (Fig. 4); if a class of fungi contained a large diversity of OTUs, it also tended to be observed often throughout the study site.<text:line-break/><text:line-break/>This sentence is awkward and nothing about "occupancy" is shown in figure 4.</text:span></text:p>
      <text:p text:style-name="P44"/>
      <text:p text:style-name="P15">The sentence is removed. </text:p>
      <text:p text:style-name="P44"><text:line-break/><text:span text:style-name="T1">-For all of the PERmanova analyses, this is a measure of both dispersion and "location" so comparing categories with different sample sizes will almost always lead to significant differences because higher N samples will have greater dispersion.  I suggest using a type III sum of squares (package(cars) can handle this), or check your dispersion using betadisper in vegan.  </text:span><text:line-break/></text:p>
      <text:p text:style-name="P35"><text:span text:style-name="T30">We are aware of the possibility of confusing centroid-location and dispersion differences with PERMANOVA and other non-parametric, multivariate tests in the ANOVA family</text:span><text:reference-mark-start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23">4</text:span><text:reference-mark-end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30">. The sample design is highly unbalanced (for reasons listed above), and dispersions were very different (see scripts, section </text:span><text:soft-page-break/><text:span text:style-name="T30">“NMS/PERMANOVA Ordinations, Host”). As shown in the manuscript, all 2D NMS solutions estimate separate locations of centroids/dispersion in dissimilarity space among several hosts, with the most extreme example being </text:span><text:span text:style-name="T17">Cyathea</text:span><text:span text:style-name="T25">-associated </text:span><text:span text:style-name="T26">leaf </text:span><text:span text:style-name="T25">endophytes</text:span><text:span text:style-name="T30">. In general, we believe that while effect size (R2) from the PERMANOVA model for host effects is probably exagerated by differing dispersions, the p-value resulting from the pseudo-F comparisons for host-effects are not unrealistic, given the seperation of groups shown in all NMS solutions. </text:span></text:p>
      <text:p text:style-name="P5"/>
      <text:p text:style-name="P52"><text:span text:style-name="T22">In the initial PERMANOVAs are each single factor tests. In the case of host, host is the single factor, host species are levels. I did not nest them. I am uncertain how to apply a different type of sum of squares for the treatments or error in a “simple” ANOVA. My (admittedly poor) understanding is that alternate SS methods are generally applied when dealing with multifactorial experimental setups – is the reviewer asking that I treat sample size as a second factor in the ANOVA? I would appreciate further instructions on this. Even if I could follow this recommendation on a classical univariate ANOVA, I have not heard of alternative sum-of-squares methods developed for in the non-euclidean (Bray-Curtis) space of dissimilarity-based analyses such as PERMANOVA</text:span><text:reference-mark-start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23">3</text:span><text:reference-mark-end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22">. <text:s/>The car package has some support for alternate SS in MANOVA, but I can find no tools for PERMANOVA. The R car package is for general linear models, not for dissimilarity-based pseudo-linear models like PERMANOVA . I personally am not qualified to propose my own improvements to the PERMANOVA algorithms, or to make modifications to the existing code in the vegan package. This is perhaps something to bring up with Anderson, Oksanen, et al… So again, further instruction would be helpful.</text:span></text:p>
      <text:p text:style-name="P36"/>
      <text:p text:style-name="P56">Betadispersion was checked <text:span text:style-name="T29">in the original scripts supplied with the initial manuscript, but the reviewer notes that they were not able to access to the supplementary material. In addition, even had they been avilable for Reviewer 1, <text:s/>the figures/results in these scripts were insufficient or absent in many places. This was due to some personal events that included a stolen computer and lost backups. I have made further efforts to reconstruct the original <text:s/>notebooks from the history of git commits. From this all original code was recovered, but some large gaps in figure outputs remain lost. As such, we rebuilt the scripts from ground up with figures. This was the main effort that took place during this round of revisions. </text:span></text:p>
      <text:p text:style-name="P56"/>
      <text:p text:style-name="P56"><text:span text:style-name="T54">These rebuilt scripts include our process for observing multivariate dispersion in the microbe community dissimilarity matrix. Special detail is given to wood samples. </text:span></text:p>
      <text:p text:style-name="P32"/>
      <text:p text:style-name="P29">As with all microbiome studies, much of the art is in finding the signals in the massive noise. Here, much of the paper can be thought of as an exploration and denoising of this initial signal from host detected by the initial PERMANOVA/NMS tests. Taken alone, this signal of host-effects is, as reviewer #1 notes, not enough to write home about. <text:s/><text:span text:style-name="T50">Given the shortcomings of the PERMANOVA test, w</text:span>e dig further into the reasons for this signal, by decomposing the community matrix two into different categories of fungi, core and non-core. Plant microbiomes are incredibly, inordinately variable but when we do this binning, some order emerges. This subset of more “loyal” fungi that are identified through cooccurrence networks present themselves as the reason for the host-effects that are observed (shown in the BC comparisons in the last figure in the manuscript). They also show some interesting spatial patterning, unlike the chaotic microbial community at large. </text:p>
      <text:p text:style-name="P7"/>
      <text:p text:style-name="P23">Better yet, add all of these components to your RDA model and calculate partitioned variance explained when all of these factors are considered together.</text:p>
      <text:p text:style-name="P23"/>
      <text:p text:style-name="P54">A variation <text:span text:style-name="T33">partitioning analyses was conducted for the environmental, host, and spatial (PCNM/dbMEM eigenvectors) matrices as explanatory variables for the fungal community matrix. </text:span><text:soft-page-break/><text:span text:style-name="T33">This is, effectively, an RDA model (or rather several, compared). This was in the original manuscript, reviewed by reviewer 1. <text:s/>So further clarification from Reviewer 1 is needed for me to really answer this comment. </text:span></text:p>
      <text:p text:style-name="P54"/>
      <text:p text:style-name="P54"><text:span text:style-name="T33">However, I should note here that I have decided to remove <text:s/>the language from the main manuscript around the variation partitioning, as it is mostly a negative (inconclusive) result, adding unnecessary complexity to the manuscript. Code and results for this analysis are still available in the first scripts. </text:span></text:p>
      <text:p text:style-name="P23"/>
      <text:p text:style-name="P28">In general th<text:span text:style-name="T56">e comments from reviewers</text:span> ha<text:span text:style-name="T56">ve</text:span> made me realize the PERMANOVA tests are over-emphasized in the manuscript – they are a minor part of the overall analysis. They were intended to show that a strong signal from host effects seems to be present, but that we must dig deeper into the spatial aspects of the sampling and behavior of “core” mycobiome to understand what may be behind this signal. As such, I have attempted to de-emphasize these test results. </text:p>
      <text:p text:style-name="P6"/>
      <text:p text:style-name="P5"><text:line-break/><text:span text:style-name="T1">-It took me a couple of readings to understand the main point: that although community composition is not particularly spatially patterned, community dispersion (heterogeneity) is.  This very interesting and novel result, unfortutanely, seems to be a bit buried in the long list and figures of negative or weak results when the entire dataset was considered.  I suggest highlighting this result more prominently and earlier in the paper.  Perhaps also consider reporting this in more straightforward language (like heterogeneity).  Couching this in terms of a "gradient" of "core" microbes requires some mental gymnastics.</text:span><text:line-break/></text:p>
      <text:p text:style-name="P57"><text:span text:style-name="T36">I believe that Reviewer #1 has missed the point that we’ve tried to make with this paper, or disagrees with it. If the former, I’ve tried to simplify and clarify with the revised manuscript presented. <text:s/></text:span>Unfortunately, I cannot discard the language and theory around the discussion of core microbiomes. <text:span text:style-name="T34">The </text:span>initial <text:span text:style-name="T34">motivation and </text:span>hypothesis for <text:span text:style-name="T47">the study was the null hypothesis that core microbiomes do not exist in nature</text:span>. <text:span text:style-name="T34">Indeed, I began the study attempting to debunk the concept of a core microbiome and was then convinced that perhaps this is indeed a useful theoretical framework and vocabulary for describing what I had observed. <text:s/>Though I’ve perhaps failed to convey this, t</text:span>he narrative is fairly simple. </text:p>
      <text:p text:style-name="P57"/>
      <text:p text:style-name="P57"><text:span text:style-name="T37">I’ll summarize here and we hope that the revisions to the manuscript serve to also clarify the message. In addition,</text:span> I have discarded other results, especially results that concern the importance of the hilltop, that may be distracting from this central narrative. </text:p>
      <text:p text:style-name="P34"/>
      <text:p text:style-name="P34">We sampled <text:span text:style-name="T34">endophytic fungi from </text:span>numerous host trees. <text:span text:style-name="T36">We found:</text:span></text:p>
      <text:p text:style-name="P33"/>
      <text:p text:style-name="P33">1) Mycobiomes are incredibly chaotic and different, even within single hosts <text:span text:style-name="T34">species and on such a small scale as the boundries of the Fushan FDP</text:span>.</text:p>
      <text:p text:style-name="P33"/>
      <text:p text:style-name="P33">2) Nevertheless, fungal communities are differentiated somew<text:span text:style-name="T37">h</text:span>at by host. <text:span text:style-name="T34">To discern the reasons for this host effect, we</text:span> focus <text:span text:style-name="T37">all following analyses </text:span>on <text:span text:style-name="T37">the most</text:span> <text:span text:style-name="T34">numerous</text:span> <text:span text:style-name="T37">tree species, </text:span><text:span text:style-name="T18">Helicia formosana</text:span>.</text:p>
      <text:p text:style-name="P33"/>
      <text:p text:style-name="P33">3) We identify a very small subset of fungi, <text:span text:style-name="T37">which w</text:span>e call “core” <text:span text:style-name="T37">fungi</text:span>, <text:span text:style-name="T37">that</text:span> cooccurr <text:span text:style-name="T37">more</text:span> often <text:span text:style-name="T37">than expected by chance </text:span>with their host, among thousands of other fungi <text:span text:style-name="T34">that do not</text:span>. <text:span text:style-name="T37">This is the definition that Reviewer #1 notes requiring mental gymnastics, I hope we have clarified the language around this well enough so that it no longer does. </text:span></text:p>
      <text:p text:style-name="P33"/>
      <text:p text:style-name="P33"><text:soft-page-break/>4) We explore the patterns of these “core” fungi. <text:span text:style-name="T34">The initial signal of host effect noted above seems well explained by the presence of these fungi.</text:span> <text:span text:style-name="T34">There are also interesting differences in spatial patterns between wood and leaf “core”. </text:span></text:p>
      <text:p text:style-name="P46"><text:line-break/>T<text:span text:style-name="T1">wo things you might want to address:<text:line-break/><text:line-break/>1)    All of the spatial patterns in fungal communities appear to correlate with vegetation (composition, heterogeneity etc.)  Given the reasonably strong host effect found, is it possible that surrounding vegetation is shaping fungal community structure even when host is held constant? Could it be that "core" fungi aren't actually specific to host, but instead to an ecotype?</text:span><text:line-break/></text:p>
      <text:p text:style-name="P47">Reviewer 1 may have misinterpreted some of our efforts and results concerning this. Vegetative community and our other composite environmental variable were not really useful in predicting differences in fungal communities. <text:s/>I hope that the new scripts clarify things a bit, language has been clarified in the manuscript itself, and here is a verbose explanation:</text:p>
      <text:p text:style-name="P47"/>
      <text:p text:style-name="P53"><text:span text:style-name="T53">Some very small amount of variance in our wood and leaf endophyte communities was explained by our environmental variables when all tree host species were considered. Though statistically significant, t</text:span>he <text:span text:style-name="T43">effect size of the correlations mentioned above are very weak in both our original and newer analysis, ranging from R^2 = 0.02 to 0.09, to the point that they might be considered a negative result. <text:s/>It is difficult to tell whether this is due to coarse resolution <text:s/>of our environmental data (20m x 20m grain), or whether these results are “real”, indicating that endophyte communities are not well predicted by environmental conditions at this spatial scale. </text:span></text:p>
      <text:p text:style-name="P53"/>
      <text:p text:style-name="P53"><text:span text:style-name="T43">In addition, the environmental variables (vegetative and topographic), are highly correlated among themselves, and spatial patterns are not able to be taken into account with a test like a simple PERMANOVA. So we cannot easily interpret these small effects observed by the environmental PERMANOVA models. For this reason a partitioning of variance analysis was conducted, though it was vastly underpowered and I have removed it from the mansucript body as suggested. Code for it remains in the original scripts. <text:s/>Regardless, when we then focus on a single host, </text:span><text:span text:style-name="T20">Helicia formosana,</text:span><text:span text:style-name="T27"> we </text:span><text:span text:style-name="T28">lose all </text:span><text:span text:style-name="T27">correlations between our environmental data and our fungal community. </text:span></text:p>
      <text:p text:style-name="P16"/>
      <text:p text:style-name="P18">We were unable to detect clear ecological drivers behind the endophyte community <text:span text:style-name="T45">at large, but we are not surprised by this. We expect the microbiomes of trees to be complex in the mathematical sense, with many non-linear patterns, influenced at multiple scales in time and space, with chaotic behaviours in abundances and locations over time. There may simply be no order or manner of predicting patterns of most of the plant microbiome on this spatial scale and at a single point in time - virtually all spatial scales on the planet have been shown to be important to understanding microbiomes. <text:s/>Here we examine environmental predictors on a scale of ~700m or less, with most of our statistical power for detecting differences in microbial community lying in comparisons of communities at distances far less than this. However, the focus of this paper was on the detection and ecological description of possible “core” fungi, at the sampled scale. And for these fungi we uncover some spatial patterning that can be described relatively simply. </text:span></text:p>
      <text:p text:style-name="P14"/>
      <text:p text:style-name="P17">We did not supply an analysis of composition, in the sense of how different taxonomic groups vary <text:span text:style-name="T46">among samples</text:span> with <text:span text:style-name="T46">distance</text:span> and ecological conditions. <text:span text:style-name="T46">Instead, our analysis were largely based upon community (dis)similarity. All community dissimilarity</text:span> <text:span text:style-name="T44">measures were conducted at approximately the species level, for which ITS is probably best suited on average. As with most environmental sequencing studies, very many of our OTUs were not identified with high confidence, which chokes </text:span><text:soft-page-break/><text:span text:style-name="T44">our ability to conduct higher-than-genus-level taxonomic analyses, or even to do extremely robust comparisons based on species identifications. We do present a picture of the ratios of the classes present in fungi that have been identified (Fig. ____), but without accompanying ecological analyses. Higher level taxonomic analyses in environmental sequencing efforts are probably better done with a region of the LSU. This direction of inquiry also seemed unlikely to be interesting, given the low amounts of variation explained by environmental variables at the species-level. </text:span></text:p>
      <text:p text:style-name="P14"/>
      <text:p text:style-name="P39"><text:line-break/><text:span text:style-name="T1">2)    Local patterns of diversity and richness will have a strong impact on community heterogeneity.  To what extent do your heterogeneity results reflect richness gradients?</text:span><text:line-break/></text:p>
      <text:p text:style-name="P37">The reviewer requested more information on the process of variance stabilization <text:span text:style-name="T38">above</text:span>. A discussion of this is required to answer this question. </text:p>
      <text:p text:style-name="P37"/>
      <text:p text:style-name="P38">Environmental sampling using culture-free, direct-sequencing technologies such as were employed in this study are generally considered to be <text:span text:style-name="T50">very</text:span> incomplete sampling of microbiomes. To give an example, in the case of the leaves, three leaves were taken from the host tree of at each site, from among thousands of leaves present in the canopy. From each of these three leaves, a single 1 cm^2 piece of leaf lamina was removed, from the several hundred of square centimers of leaf tissue present in these leaves. Column purification of DNA followed, representing a sampling event of the available fungal genetic material. <text:s/>ITS-region primers were then used to bind to a subset of the fungal DNA present during PCR, representing another sampling event. In the illumina flow cell, the lawn of sticky oligonucleotides binds to the ITS-region amplicons in a manner that is ideally random, representing yet another sampling of the population. Thus at several points this process is nested, with multiple sub-sampling events of the microbiome of the leaves occuring.</text:p>
      <text:p text:style-name="P40"/>
      <text:p text:style-name="P40">Any and probably all of the steps in this process introduce large bias into the relative numbers of fungal species amplified, and into the relative abundances among these fungal species within any given sample. <text:span text:style-name="T39">Unfortunately, these errors due to sampling are not simple to model – some samples receive deep coverage, others do not, and their read “abundances” do not correlate necessarily with “actual” abundance, from whatever upstream step we can consider “actual” (DNA? PCR product?). In the same way, the number of species recovered from a sample does not scale linearly with its original diversity. Number of species recovered in a sample is more a function of depth of coverage (which as mentioned doesn’t correlate well with “actual” upstream abundance) and also varies directly with ITS copy number, ease of DNA extraction, etc. of each of the species of endophytic fungi. <text:s/></text:span></text:p>
      <text:p text:style-name="P40"/>
      <text:p text:style-name="P40">Variance stabilization attempts to model some of these sources of bias and allow comparisons among samples and species within samples. Here we use a method (“DeSeq2”) initially developed for RNAseq data, to make quantifiable comparisons of expression possible among genes and gene pathways possible despite these biases. <text:s/><text:span text:style-name="T41">But this and other methods can only claim to make </text:span><text:span text:style-name="T19">relative</text:span><text:span text:style-name="T41"> differences in community composition among samples (or expression of mRNA sequences) meaningful. </text:span></text:p>
      <text:p text:style-name="P43"/>
      <text:p text:style-name="P45">All of this to say, that as I understand Reviewer #1, they would like some <text:span text:style-name="T50">comparison</text:span> of the original diversity <text:span text:style-name="T50">of fungi </text:span>within the samples, and unfortunately this cannot be honestly recovered from the sample prep and bioinformatic pipeline. I would not trust any patterns in species richness from any stage of these pipelines, not due to any intellectual flaw in them but simply because these <text:span text:style-name="T47">data and </text:span>methods cannot produce that kind of data without large danger of false positives. </text:p>
      <text:p text:style-name="P40"/>
      <text:p text:style-name="P42"><text:soft-page-break/>For more discussion of some of the above issues, <text:span text:style-name="T40">and a list of useful sources,</text:span> we have a preprinted discussion at &lt;________&gt;. </text:p>
      <text:p text:style-name="P40"/>
      <text:p text:style-name="P39"><text:line-break/><text:span text:style-name="T1">The figures are interesting, but in my opinion there are too many and they can be simplified.  I'd suggest just removing the outliers from the NMDS plots and stating as much in the caption (no need to present the outliers), or just present a discontinuous scale.</text:span></text:p>
      <text:p text:style-name="P24"/>
      <text:p text:style-name="P55"><text:span text:style-name="T13">I’</text:span><text:span text:style-name="T14">ve reduced the total number of figures and simplified some of the remaining, multi-paneled figures. Some are moved to supplementary information. </text:span><text:line-break/><text:line-break/><text:span text:style-name="T1">I'm guessing that the average Fungal Ecology reader won't be familiar with the presentation of the PCNM vectors.  Please explain this in the figure legend (what do the size of the bubbles represent, what are the values?).</text:span><text:line-break/></text:p>
      <text:p text:style-name="P37">-----------------------&gt; GottaFix</text:p>
      <text:p text:style-name="P37"/>
      <text:p text:style-name="P37">Language around interpretation of PCNM vectors has been ad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3:55:25.109508042</meta:creation-date>
    <dc:date>2018-08-18T12:42:40.654741314</dc:date>
    <meta:editing-duration>P9DT42M23S</meta:editing-duration>
    <meta:editing-cycles>23</meta:editing-cycles>
    <meta:generator>LibreOffice/5.1.6.2$Linux_X86_64 LibreOffice_project/10m0$Build-2</meta:generator>
    <meta:document-statistic meta:table-count="0" meta:image-count="0" meta:object-count="0" meta:page-count="8" meta:paragraph-count="62" meta:word-count="4074" meta:character-count="25912" meta:non-whitespace-character-count="21791"/>
    <meta:user-defined meta:name="ZOTERO_PREF_1">&lt;data data-version="3" zotero-version="5.0.53"&gt;&lt;session id="IIGPBznX"/&gt;&lt;style id="http://www.zotero.org/styles/nature" hasBibliography="1" bibliographyStyleHasBeenSet="0"/&gt;&lt;prefs&gt;&lt;pref name="fieldType" value="ReferenceMark"/&gt;&lt;/prefs&gt;&lt;/data&gt;</meta:user-defined>
  </office:meta>
</office:document-meta>
</file>